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bc72b" officeooo:paragraph-rsid="000bc72b"/>
    </style:style>
    <style:style style:name="P2" style:family="paragraph" style:parent-style-name="Standard">
      <style:paragraph-properties fo:text-align="center" style:justify-single-word="false"/>
      <style:text-properties fo:font-size="15pt" style:text-underline-style="solid" style:text-underline-width="auto" style:text-underline-color="font-color" officeooo:rsid="000bc72b" officeooo:paragraph-rsid="000bc72b" style:font-size-asian="15pt" style:font-size-complex="15pt"/>
    </style:style>
    <style:style style:name="P3" style:family="paragraph" style:parent-style-name="Standard">
      <style:paragraph-properties fo:margin-left="0cm" fo:margin-right="0cm" fo:text-align="start" style:justify-single-word="false" fo:text-indent="0cm" style:auto-text-indent="false"/>
      <style:text-properties officeooo:rsid="000bc72b" officeooo:paragraph-rsid="000bc72b"/>
    </style:style>
    <style:style style:name="P4" style:family="paragraph" style:parent-style-name="Text_20_body">
      <style:paragraph-properties fo:margin-left="0cm" fo:margin-right="0cm" fo:text-align="start" style:justify-single-word="false" fo:text-indent="0cm" style:auto-text-indent="false"/>
      <style:text-properties officeooo:paragraph-rsid="000c0f35"/>
    </style:style>
    <style:style style:name="P5" style:family="paragraph" style:parent-style-name="Text_20_body">
      <style:text-properties officeooo:paragraph-rsid="000c0f35"/>
    </style:style>
    <style:style style:name="T1" style:family="text">
      <style:text-properties fo:font-style="italic"/>
    </style:style>
    <style:style style:name="T2" style:family="text">
      <style:text-properties fo:font-style="italic" fo:font-weight="bold"/>
    </style:style>
    <style:style style:name="T3" style:family="text">
      <style:text-properties fo:font-style="italic" style:text-underline-style="solid" style:text-underline-width="auto" style:text-underline-color="font-color"/>
    </style:style>
    <style:style style:name="T4" style:family="text">
      <style:text-properties fo:font-style="italic" style:text-underline-style="none"/>
    </style:style>
    <style:style style:name="T5" style:family="text">
      <style:text-properties fo:font-style="italic" style:text-underline-style="none" style:font-style-asian="italic" style:font-style-complex="italic"/>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none" officeooo:rsid="000c0f35" style:font-style-asian="normal" style:font-style-complex="normal"/>
    </style:style>
    <style:style style:name="T10" style:family="text">
      <style:text-properties fo:font-style="normal" style:text-underline-style="none" officeooo:rsid="000bc72b"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ntexte jeu Tetris</text:p>
      <text:p text:style-name="P1"/>
      <text:p text:style-name="P3"><text:tab/>L’application vise en priorité un public amateur de jeu vidéo. Le jeu ressemble beaucoup à Tetris, le joueur ne sera donc pas perdu ce qui implique que le jeu ne proposera pas de tutoriel.</text:p>
      <text:p text:style-name="P3"/>
      <text:p text:style-name="P3"><text:tab/>Le style graphique de l’application sera minimaliste pour ne pas déconcentrer le joueur lors de sa partie. </text:p>
      <text:p text:style-name="P3"/>
      <text:p text:style-name="P3"><text:tab/>En lancant le joueur se vera proposer de lancer une partie ou de voir ses meilleurs scores</text:p>
      <text:p text:style-name="P3"/>
      <text:p text:style-name="P3"/>
      <text:p text:style-name="P4"><text:span text:style-name="T10"><text:tab/>Tetris met le joueur au défi de réaliser des lignes complètes en déplaçant des pièces de formes différentes, les tétromino</text:span><text:span text:style-name="T9">s</text:span><text:span text:style-name="T10">, qui défilent depuis le haut jusqu'au bas de l'écran. Les lignes complétées disparaissent tout en rapportant des points et le joueur peut de nouveau remplir les cases libérées. Le jeu n'a pas de fin : le joueur perd la partie lorsqu'un tétromino reste bloqué en haut. Il doit donc résister le plus longtemps à la chute continue des tétrominos, afin de réaliser le meilleur score. </text:span></text:p>
      <text:p text:style-name="P5"><text:tab/>//Dans le cas d'une partie à plusieurs, le but est de résister plus longtemps que son adversa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02T08:55:31.320143483</meta:creation-date>
    <dc:date>2021-12-02T09:12:43.455859165</dc:date>
    <meta:editing-duration>PT4M28S</meta:editing-duration>
    <meta:editing-cycles>1</meta:editing-cycles>
    <meta:generator>LibreOffice/6.1.5.2$Linux_X86_64 LibreOffice_project/10$Build-2</meta:generator>
    <meta:document-statistic meta:table-count="0" meta:image-count="0" meta:object-count="0" meta:page-count="1" meta:paragraph-count="6" meta:word-count="173" meta:character-count="1010" meta:non-whitespace-character-count="836"/>
  </office:meta>
</office:document-meta>
</file>